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textarea-horizontal-align="justify" draw:textarea-vertical-align="middle" draw:auto-grow-height="false" fo:min-height="11.695cm" fo:min-width="11.714cm"/>
    </style:style>
    <style:style style:name="gr2" style:family="graphic" style:parent-style-name="standard">
      <style:graphic-properties draw:opacity="79%" draw:textarea-horizontal-align="justify" draw:textarea-vertical-align="middle" draw:auto-grow-height="false" fo:min-height="8.461cm" fo:min-width="8.302cm"/>
    </style:style>
    <style:style style:name="gr3" style:family="graphic" style:parent-style-name="standard">
      <style:graphic-properties draw:stroke="none" svg:stroke-color="#000000" draw:fill="none" draw:fill-color="#ffffff" fo:min-height="1.423cm"/>
    </style:style>
    <style:style style:name="gr4" style:family="graphic" style:parent-style-name="standard">
      <style:graphic-properties draw:stroke="none" draw:marker-start="" draw:fill-color="#ffff66" draw:opacity="30%" draw:textarea-horizontal-align="justify" draw:textarea-vertical-align="middle" draw:auto-grow-height="false" fo:min-height="4.123cm" fo:min-width="6.763cm"/>
    </style:style>
    <style:style style:name="gr5" style:family="graphic" style:parent-style-name="standard">
      <style:graphic-properties draw:stroke="none" draw:fill-color="#ffff66" draw:opacity="30%" draw:textarea-horizontal-align="justify" draw:textarea-vertical-align="middle" draw:auto-grow-height="false" fo:min-height="4.116cm" fo:min-width="6.917cm"/>
    </style:style>
    <style:style style:name="gr6" style:family="graphic" style:parent-style-name="standard">
      <style:graphic-properties draw:stroke="none" draw:fill-color="#ffff66" draw:opacity="30%" draw:textarea-horizontal-align="justify" draw:textarea-vertical-align="middle" draw:auto-grow-height="false" fo:min-height="4.115cm" fo:min-width="6.781cm"/>
    </style:style>
    <style:style style:name="gr7" style:family="graphic" style:parent-style-name="standard">
      <style:graphic-properties draw:stroke="none" draw:fill-color="#ffff66" draw:opacity="30%" draw:textarea-horizontal-align="justify" draw:textarea-vertical-align="middle" draw:auto-grow-height="false" fo:min-height="4.149cm" fo:min-width="6.846cm"/>
    </style:style>
    <style:style style:name="gr8" style:family="graphic" style:parent-style-name="standard">
      <style:graphic-properties draw:stroke="none" draw:fill-color="#ffff66" draw:opacity="30%" draw:textarea-horizontal-align="justify" draw:textarea-vertical-align="middle" draw:auto-grow-height="false" fo:min-height="4.212cm" fo:min-width="6.87cm"/>
    </style:style>
    <style:style style:name="gr9" style:family="graphic" style:parent-style-name="standard">
      <style:graphic-properties draw:stroke="none" svg:stroke-color="#000000" draw:fill="none" draw:fill-color="#ffffff" fo:min-height="0.893cm"/>
    </style:style>
    <style:style style:name="gr10" style:family="graphic" style:parent-style-name="standard">
      <style:graphic-properties draw:stroke="none" svg:stroke-color="#000000" draw:fill="none" draw:fill-color="#ffffff" fo:min-height="0.76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fo:min-height="1.401cm"/>
    </style:style>
    <style:style style:name="P1" style:family="paragraph">
      <loext:graphic-properties draw:opacity="50%"/>
      <style:paragraph-properties fo:text-align="center"/>
    </style:style>
    <style:style style:name="P2" style:family="paragraph">
      <loext:graphic-properties draw:opacity="79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66" draw:opacity="30%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272cm" svg:height="16.891cm" svg:x="1.889cm" svg:y="3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2.446cm" svg:height="12.319cm" svg:x="4.329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7.239cm" svg:height="1.673cm" svg:x="6.95cm" svg:y="3.543cm">
          <draw:text-box>
            <text:p text:style-name="P3">Subject specific expertise</text:p>
          </draw:text-box>
        </draw:frame>
        <draw:frame draw:style-name="gr3" draw:text-style-name="P4" draw:layer="layout" svg:width="5.688cm" svg:height="1.673cm" svg:x="7.939cm" svg:y="5.88cm">
          <draw:text-box>
            <text:p>Machine learning</text:p>
          </draw:text-box>
        </draw:frame>
        <draw:custom-shape draw:style-name="gr4" draw:text-style-name="P5" draw:layer="layout" svg:width="10.271cm" svg:height="6.183cm" draw:transform="rotate (-0.142767932813136) translate (2.506cm 7.3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0.489cm" svg:height="6.172cm" draw:transform="rotate (0.0966912405604862) translate (1.846cm 10.19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0.295cm" svg:height="6.173cm" draw:transform="skewX (2.9301844999781E-017) rotate (0.272271363311115) translate (2.378cm 12.8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0.295cm" svg:height="6.173cm" draw:transform="skewX (5.86036899995619E-017) rotate (0.648215284190694) translate (3.54cm 15.7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0.295cm" svg:height="6.173cm" draw:transform="rotate (0.101927228316469) translate (8.528cm 8.5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10.388cm" svg:height="6.221cm" draw:transform="rotate (-0.196175007924163) translate (9.415cm 8.61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10.388cm" svg:height="6.221cm" draw:transform="skewX (-5.76310282573298E-017) rotate (-0.499338698995577) translate (9.841cm 8.99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0.271cm" svg:height="6.183cm" draw:transform="rotate (-0.380481776934764) translate (4.031cm 4.9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0.422cm" svg:height="6.31cm" draw:transform="rotate (-0.718552053046064) translate (9.48cm 9.4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draw:layer="layout" svg:width="4.445cm" svg:height="1.143cm" svg:x="3.275cm" svg:y="10.012cm">
          <draw:text-box>
            <text:p>Robotics</text:p>
          </draw:text-box>
        </draw:frame>
        <draw:frame draw:style-name="gr3" draw:text-style-name="P4" draw:layer="layout" svg:width="5.334cm" svg:height="1.673cm" svg:x="2.859cm" svg:y="12.184cm">
          <draw:text-box>
            <text:p text:style-name="P3">Computer vision</text:p>
            <text:p text:style-name="P3">Image analysis</text:p>
          </draw:text-box>
        </draw:frame>
        <draw:frame draw:style-name="gr3" draw:text-style-name="P4" draw:layer="layout" svg:width="5.08cm" svg:height="1.673cm" svg:x="3.548cm" svg:y="14.427cm">
          <draw:text-box>
            <text:p text:style-name="P3">Language technology</text:p>
          </draw:text-box>
        </draw:frame>
        <draw:frame draw:style-name="gr3" draw:text-style-name="P6" draw:layer="layout" svg:width="4.699cm" svg:height="1.673cm" svg:x="6.188cm" svg:y="16.118cm">
          <draw:text-box>
            <text:p text:style-name="P3">Speech technology</text:p>
          </draw:text-box>
        </draw:frame>
        <draw:frame draw:style-name="gr3" draw:text-style-name="P4" draw:layer="layout" svg:width="4.953cm" svg:height="1.673cm" svg:x="12.684cm" svg:y="14.4cm">
          <draw:text-box>
            <text:p text:style-name="P3">Computational biology</text:p>
          </draw:text-box>
        </draw:frame>
        <draw:custom-shape draw:style-name="gr6" draw:text-style-name="P5" draw:layer="layout" svg:width="10.295cm" svg:height="6.173cm" draw:transform="skewX (-5.86036899995619E-017) rotate (0.473507826066062) translate (7.475cm 9.5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4.826cm" svg:height="1.673cm" svg:x="13.565cm" svg:y="9.969cm">
          <draw:text-box>
            <text:p text:style-name="P3">Computational finance</text:p>
          </draw:text-box>
        </draw:frame>
        <draw:frame draw:style-name="gr3" draw:text-style-name="P4" draw:layer="layout" svg:width="5.715cm" svg:height="1.673cm" svg:x="10.398cm" svg:y="16.367cm">
          <draw:text-box>
            <text:p text:style-name="P3">Brain-inspired computation</text:p>
          </draw:text-box>
        </draw:frame>
        <draw:frame draw:style-name="gr10" draw:text-style-name="P4" draw:layer="layout" svg:width="4.495cm" svg:height="1.016cm" svg:x="13.988cm" svg:y="12.579cm">
          <draw:text-box>
            <text:p>Data science</text:p>
          </draw:text-box>
        </draw:frame>
        <draw:frame draw:style-name="gr11" draw:text-style-name="P4" draw:layer="layout" svg:width="5.4cm" svg:height="0.962cm" svg:x="3.721cm" svg:y="7.831cm">
          <draw:text-box>
            <text:p>Automatic control</text:p>
          </draw:text-box>
        </draw:frame>
        <draw:frame draw:style-name="gr12" draw:text-style-name="P6" draw:layer="layout" svg:width="4.445cm" svg:height="1.673cm" svg:x="13.346cm" svg:y="7.35cm">
          <draw:text-box>
            <text:p text:style-name="P3">Software developmen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5T10:54:00.447857783</meta:creation-date>
    <dc:date>2017-11-25T14:48:16.333590750</dc:date>
    <meta:editing-duration>PT1H28M</meta:editing-duration>
    <meta:editing-cycles>8</meta:editing-cycles>
    <meta:generator>LibreOffice/5.1.6.2$Linux_X86_64 LibreOffice_project/10m0$Build-2</meta:generator>
    <meta:document-statistic meta:object-count="24"/>
  </office:meta>
</office:document-meta>
</file>